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5FFC56C220BC637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59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711cm" fo:margin-bottom="0.61cm"/>
      <style:text-properties fo:font-size="28pt" style:font-size-asian="10pt" style:font-size-complex="10pt"/>
    </style:style>
    <style:style style:name="P3" style:family="paragraph">
      <loext:graphic-properties draw:fill="none"/>
      <style:paragraph-properties fo:margin-top="0.711cm" fo:margin-bottom="0.61cm"/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/>
        </draw:frame>
        <draw:frame draw:style-name="gr1" draw:text-style-name="P3" draw:layer="layout" svg:width="24.289cm" svg:height="5.842cm" svg:x="1.841cm" svg:y="5.08cm">
          <draw:text-box>
            <text:p text:style-name="P2">Ubuntu can make for a very nice gaming system if you have all the apps to run the games you want. </text:p>
            <text:p text:style-name="P2"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5FFC56C220BC637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20:50:59.426220416</meta:creation-date>
    <meta:editing-duration>PT1M48S</meta:editing-duration>
    <meta:editing-cycles>2</meta:editing-cycles>
    <meta:generator>LibreOffice/6.4.7.2$Linux_X86_64 LibreOffice_project/40$Build-2</meta:generator>
    <dc:title>Metropolis</dc:title>
    <dc:date>2022-02-24T20:52:47.372997975</dc:date>
    <meta:document-statistic meta:object-count="27"/>
  </office:meta>
</office:document-meta>
</file>